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882in"/>
    </style:style>
    <style:style style:name="co3" style:family="table-column">
      <style:table-column-properties fo:break-before="auto" style:column-width="1.7409in"/>
    </style:style>
    <style:style style:name="co4" style:family="table-column">
      <style:table-column-properties fo:break-before="auto" style:column-width="1.5339in"/>
    </style:style>
    <style:style style:name="co5" style:family="table-column">
      <style:table-column-properties fo:break-before="auto" style:column-width="0.5346in"/>
    </style:style>
    <style:style style:name="co6" style:family="table-column">
      <style:table-column-properties fo:break-before="auto" style:column-width="1.3425in"/>
    </style:style>
    <style:style style:name="co7" style:family="table-column">
      <style:table-column-properties fo:break-before="auto" style:column-width="1.9319in"/>
    </style:style>
    <style:style style:name="co8" style:family="table-column">
      <style:table-column-properties fo:break-before="auto" style:column-width="1.1244in"/>
    </style:style>
    <style:style style:name="co9" style:family="table-column">
      <style:table-column-properties fo:break-before="auto" style:column-width="1.2874in"/>
    </style:style>
    <style:style style:name="co10" style:family="table-column">
      <style:table-column-properties fo:break-before="auto" style:column-width="1.459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5181in" fo:break-before="auto" style:use-optimal-row-height="false"/>
    </style:style>
    <style:style style:name="ro3" style:family="table-row">
      <style:table-row-properties style:row-height="0.7075in" fo:break-before="auto" style:use-optimal-row-height="false"/>
    </style:style>
    <style:style style:name="ro4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b8ff"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ackground-color="#99ccff" style:text-align-source="fix" style:repeat-content="false" fo:border="0.06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99ccff"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00b8ff" style:text-align-source="fix" style:repeat-content="false" fo:wrap-option="wrap" fo:border="0.06pt solid #000000" style:vertical-align="middle"/>
      <style:paragraph-properties fo:text-align="center"/>
    </style:style>
    <style:style style:name="ce9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in"/>
    </style:style>
    <style:style style:name="ce10" style:family="table-cell" style:parent-style-name="Default" style:data-style-name="N119"/>
    <style:style style:name="ce11" style:family="table-cell" style:parent-style-name="Default" style:data-style-name="N119">
      <style:table-cell-properties fo:background-color="#83caff" style:text-align-source="fix" style:repeat-content="false" fo:border="0.06pt solid #000000"/>
      <style:paragraph-properties fo:text-align="center" fo:margin-left="0in"/>
    </style:style>
    <style:style style:name="ce12" style:family="table-cell" style:parent-style-name="Default" style:data-style-name="N119">
      <style:table-cell-properties style:text-align-source="fix" style:repeat-content="false" fo:border="0.06pt solid #000000"/>
      <style:paragraph-properties fo:text-align="center" fo:margin-left="0in"/>
    </style:style>
    <style:style style:name="ce13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7.5512in" svg:height="4.2295in" svg:x="1.0165in" svg:y="3.2213in">
            <draw:object draw:notify-on-update-of-ranges="Sheet1.B5:Sheet1.B13 Sheet1.C4:Sheet1.C4 Sheet1.C5:Sheet1.C13 Sheet1.D4:Sheet1.D4 Sheet1.D5:Sheet1.D1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8614in" svg:height="3.5425in" svg:x="8.9217in" svg:y="0.5354in">
            <draw:object draw:notify-on-update-of-ranges="Sheet1.B5:Sheet1.B13 Sheet1.E4:Sheet1.E4 Sheet1.E5:Sheet1.E1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.4051in" svg:height="0.7228in" svg:x="6.4346in" svg:y="2.5787in">
            <draw:object draw:notify-on-update-of-ranges="Sheet1.C6:Sheet1.C13 Sheet1.C4:Sheet1.C4 Sheet1.D6:Sheet1.D1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column table:style-name="co1" table:default-cell-style-name="Default"/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2">
          <table:table-cell/>
          <table:table-cell table:style-name="ce1" office:value-type="string" table:number-columns-spanned="3" table:number-rows-spanned="1">
            <text:p>PERFORMANCE TESTS INVOLVING EBUFFERS &amp; DYNAMICFASTBUFFERS</text:p>
          </table:table-cell>
          <table:covered-table-cell/>
          <table:covered-table-cell table:style-name="ce5"/>
          <table:table-cell/>
        </table:table-row>
        <table:table-row table:style-name="ro1">
          <table:table-cell/>
          <table:table-cell table:style-name="ce2" office:value-type="string" table:number-columns-spanned="1" table:number-rows-spanned="2">
            <text:p>Number of iterations</text:p>
          </table:table-cell>
          <table:table-cell table:style-name="ce2" office:value-type="string" table:number-columns-spanned="2" table:number-rows-spanned="1">
            <text:p>Time (seconds)</text:p>
          </table:table-cell>
          <table:covered-table-cell table:style-name="ce5"/>
          <table:table-cell/>
        </table:table-row>
        <table:table-row table:style-name="ro1">
          <table:table-cell/>
          <table:covered-table-cell table:style-name="ce3"/>
          <table:table-cell table:style-name="ce6" office:value-type="string">
            <text:p>FastBuffers</text:p>
          </table:table-cell>
          <table:table-cell table:style-name="ce6" office:value-type="string">
            <text:p>DynamicFastBuffers</text:p>
          </table:table-cell>
          <table:table-cell/>
        </table:table-row>
        <table:table-row table:style-name="ro1">
          <table:table-cell/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float" office:value="10">
            <text:p>10</text:p>
          </table:table-cell>
          <table:table-cell table:number-columns-repeated="2" table:style-name="ce4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float" office:value="100">
            <text:p>100</text:p>
          </table:table-cell>
          <table:table-cell table:number-columns-repeated="2" table:style-name="ce4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float" office:value="1000">
            <text:p>1000</text:p>
          </table:table-cell>
          <table:table-cell table:number-columns-repeated="2" table:style-name="ce4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float" office:value="10000">
            <text:p>10000</text:p>
          </table:table-cell>
          <table:table-cell table:number-columns-repeated="2" table:style-name="ce4" office:value-type="float" office:value="0.001">
            <text:p>0.001</text:p>
          </table:table-cell>
          <table:table-cell table:formula="of:=([.D9]*100/[.C9])-100"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float" office:value="100000">
            <text:p>100000</text:p>
          </table:table-cell>
          <table:table-cell table:style-name="ce4" office:value-type="float" office:value="0.010875">
            <text:p>0.010875</text:p>
          </table:table-cell>
          <table:table-cell table:style-name="ce4" office:value-type="float" office:value="0.0125625">
            <text:p>0.0125625</text:p>
          </table:table-cell>
          <table:table-cell table:formula="of:=([.D10]*100/[.C10])-100" office:value-type="float" office:value="15.5172413793103">
            <text:p>15.5172413793</text:p>
          </table:table-cell>
        </table:table-row>
        <table:table-row table:style-name="ro1">
          <table:table-cell/>
          <table:table-cell table:style-name="ce4" office:value-type="float" office:value="1000000">
            <text:p>1000000</text:p>
          </table:table-cell>
          <table:table-cell table:style-name="ce4" office:value-type="float" office:value="0.088">
            <text:p>0.088</text:p>
          </table:table-cell>
          <table:table-cell table:style-name="ce4" office:value-type="float" office:value="0.098">
            <text:p>0.098</text:p>
          </table:table-cell>
          <table:table-cell table:formula="of:=([.D11]*100/[.C11])-100" office:value-type="float" office:value="11.3636363636364">
            <text:p>11.3636363636</text:p>
          </table:table-cell>
        </table:table-row>
        <table:table-row table:style-name="ro1">
          <table:table-cell/>
          <table:table-cell office:value-type="float" office:value="10000000">
            <text:p>10000000</text:p>
          </table:table-cell>
          <table:table-cell office:value-type="float" office:value="0.86">
            <text:p>0.86</text:p>
          </table:table-cell>
          <table:table-cell table:style-name="ce5" office:value-type="float" office:value="0.96">
            <text:p>0.96</text:p>
          </table:table-cell>
          <table:table-cell table:formula="of:=([.D12]*100/[.C12])-100" office:value-type="float" office:value="11.6279069767442">
            <text:p>11.6279069767</text:p>
          </table:table-cell>
        </table:table-row>
        <table:table-row table:style-name="ro1">
          <table:table-cell/>
          <table:table-cell office:value-type="float" office:value="100000000">
            <text:p>100000000</text:p>
          </table:table-cell>
          <table:table-cell office:value-type="float" office:value="9.275">
            <text:p>9.275</text:p>
          </table:table-cell>
          <table:table-cell table:style-name="ce5" office:value-type="float" office:value="10.5">
            <text:p>10.5</text:p>
          </table:table-cell>
          <table:table-cell table:formula="of:=([.D13]*100/[.C13])-100" office:value-type="float" office:value="13.2075471698113">
            <text:p>13.2075471698</text:p>
          </table:table-cell>
        </table:table-row>
        <table:table-row table:style-name="ro1" table:number-rows-repeated="14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float" office:value="0.013">
            <text:p>0.013</text:p>
          </table:table-cell>
          <table:table-cell office:value-type="float" office:value="0.016">
            <text:p>0.016</text:p>
          </table:table-cell>
          <table:table-cell table:formula="of:=SUM([.B28:.B44])/16" office:value-type="float" office:value="0.010875">
            <text:p>0.010875</text:p>
          </table:table-cell>
          <table:table-cell table:formula="of:=SUM([.C28:.C43])/16" office:value-type="float" office:value="0.0125625">
            <text:p>0.0125625</text:p>
          </table:table-cell>
        </table:table-row>
        <table:table-row table:style-name="ro1">
          <table:table-cell/>
          <table:table-cell office:value-type="float" office:value="0.009">
            <text:p>0.009</text:p>
          </table:table-cell>
          <table:table-cell office:value-type="float" office:value="0.015">
            <text:p>0.0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9">
            <text:p>0.009</text:p>
          </table:table-cell>
          <table:table-cell office:value-type="float" office:value="0.01">
            <text:p>0.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14">
            <text:p>0.014</text:p>
          </table:table-cell>
          <table:table-cell office:value-type="float" office:value="0.015">
            <text:p>0.0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9">
            <text:p>0.009</text:p>
          </table:table-cell>
          <table:table-cell office:value-type="float" office:value="0.01">
            <text:p>0.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13">
            <text:p>0.013</text:p>
          </table:table-cell>
          <table:table-cell office:value-type="float" office:value="0.01">
            <text:p>0.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9">
            <text:p>0.009</text:p>
          </table:table-cell>
          <table:table-cell office:value-type="float" office:value="0.015">
            <text:p>0.0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9">
            <text:p>0.009</text:p>
          </table:table-cell>
          <table:table-cell office:value-type="float" office:value="0.01">
            <text:p>0.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8">
            <text:p>0.008</text:p>
          </table:table-cell>
          <table:table-cell office:value-type="float" office:value="0.016">
            <text:p>0.0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12">
            <text:p>0.012</text:p>
          </table:table-cell>
          <table:table-cell office:value-type="float" office:value="0.015">
            <text:p>0.0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9">
            <text:p>0.009</text:p>
          </table:table-cell>
          <table:table-cell office:value-type="float" office:value="0.013">
            <text:p>0.0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9">
            <text:p>0.009</text:p>
          </table:table-cell>
          <table:table-cell office:value-type="float" office:value="0.013">
            <text:p>0.0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12">
            <text:p>0.012</text:p>
          </table:table-cell>
          <table:table-cell office:value-type="float" office:value="0.01">
            <text:p>0.01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0.013">
            <text:p>0.0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13">
            <text:p>0.013</text:p>
          </table:table-cell>
          <table:table-cell office:value-type="float" office:value="0.01">
            <text:p>0.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13">
            <text:p>0.013</text:p>
          </table:table-cell>
          <table:table-cell office:value-type="float" office:value="0.01">
            <text:p>0.01</text:p>
          </table:table-cell>
          <table:table-cell table:number-columns-repeated="2"/>
        </table:table-row>
      </table:table>
      <table:table table:name="perf_10" table:style-name="ta1">
        <table:shapes>
          <draw:frame draw:z-index="0" draw:style-name="gr1" draw:text-style-name="P1" svg:width="6.2988in" svg:height="3.5429in" svg:x="1.9165in" svg:y="3.9594in">
            <draw:object draw:notify-on-update-of-ranges="perf_10.B5:perf_10.B14 perf_10.C4:perf_10.C4 perf_10.C5:perf_10.C14 perf_10.D3:perf_10.D4 perf_10.D5:perf_10.D14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ce10"/>
        <table:table-row table:style-name="ro1">
          <table:table-cell table:number-columns-repeated="7"/>
        </table:table-row>
        <table:table-row table:style-name="ro3">
          <table:table-cell/>
          <table:table-cell table:style-name="ce8" office:value-type="string" table:number-columns-spanned="3" table:number-rows-spanned="1">
            <text:p>PERFORMANCE TESTS INVOLVING DYNAMICFASTBUFFERS &amp; GOOGLE PROTOCOL BUFFERS</text:p>
          </table:table-cell>
          <table:covered-table-cell table:number-columns-repeated="2" table:style-name="ce5"/>
          <table:table-cell table:number-columns-repeated="3"/>
        </table:table-row>
        <table:table-row table:style-name="ro1">
          <table:table-cell table:style-name="ce7"/>
          <table:table-cell table:style-name="ce2" office:value-type="string" table:number-columns-spanned="1" table:number-rows-spanned="2">
            <text:p>Structure size</text:p>
          </table:table-cell>
          <table:table-cell table:style-name="ce2" office:value-type="string" table:number-columns-spanned="2" table:number-rows-spanned="1">
            <text:p>Minimum Time (seconds)</text:p>
          </table:table-cell>
          <table:covered-table-cell table:style-name="ce5"/>
          <table:table-cell table:number-columns-repeated="3"/>
        </table:table-row>
        <table:table-row table:style-name="ro1">
          <table:table-cell table:style-name="ce7"/>
          <table:covered-table-cell table:style-name="ce9"/>
          <table:table-cell table:style-name="ce6" office:value-type="string">
            <text:p>Google Protobuf</text:p>
          </table:table-cell>
          <table:table-cell table:style-name="ce6" office:value-type="string">
            <text:p>DynamicFastBuffers</text:p>
          </table:table-cell>
          <table:table-cell/>
          <table:table-cell table:style-name="ce2" office:value-type="string">
            <text:p>Structure size</text:p>
          </table:table-cell>
          <table:table-cell table:style-name="ce11" office:value-type="string">
            <text:p>Speedup(%)</text:p>
          </table:table-cell>
        </table:table-row>
        <table:table-row table:style-name="ro1">
          <table:table-cell/>
          <table:table-cell table:style-name="ce4" office:value-type="float" office:value="10">
            <text:p>10</text:p>
          </table:table-cell>
          <table:table-cell table:style-name="ce5" office:value-type="float" office:value="1.52881">
            <text:p>1.52881</text:p>
          </table:table-cell>
          <table:table-cell table:style-name="ce4" office:value-type="float" office:value="1.419609">
            <text:p>1.419609</text:p>
          </table:table-cell>
          <table:table-cell/>
          <table:table-cell table:style-name="ce4" office:value-type="float" office:value="10">
            <text:p>10</text:p>
          </table:table-cell>
          <table:table-cell table:style-name="ce12" table:formula="of:=100-(([.D5]*100)/[.C5])" office:value-type="float" office:value="7.14287583152911">
            <text:p>7.143</text:p>
          </table:table-cell>
        </table:table-row>
        <table:table-row table:style-name="ro1">
          <table:table-cell/>
          <table:table-cell table:style-name="ce4" office:value-type="float" office:value="20">
            <text:p>20</text:p>
          </table:table-cell>
          <table:table-cell table:style-name="ce5" office:value-type="float" office:value="2.870418">
            <text:p>2.870418</text:p>
          </table:table-cell>
          <table:table-cell table:style-name="ce4" office:value-type="float" office:value="2.496016">
            <text:p>2.496016</text:p>
          </table:table-cell>
          <table:table-cell/>
          <table:table-cell table:style-name="ce4" office:value-type="float" office:value="20">
            <text:p>20</text:p>
          </table:table-cell>
          <table:table-cell table:style-name="ce12" table:formula="of:=100-(([.D6]*100)/[.C6])" office:value-type="float" office:value="13.0434661432586">
            <text:p>13.043</text:p>
          </table:table-cell>
        </table:table-row>
        <table:table-row table:style-name="ro1">
          <table:table-cell/>
          <table:table-cell table:style-name="ce4" office:value-type="float" office:value="30">
            <text:p>30</text:p>
          </table:table-cell>
          <table:table-cell table:style-name="ce5" office:value-type="float" office:value="3.946825">
            <text:p>3.946825</text:p>
          </table:table-cell>
          <table:table-cell table:style-name="ce4" office:value-type="float" office:value="3.244821">
            <text:p>3.244821</text:p>
          </table:table-cell>
          <table:table-cell/>
          <table:table-cell table:style-name="ce4" office:value-type="float" office:value="30">
            <text:p>30</text:p>
          </table:table-cell>
          <table:table-cell table:style-name="ce12" table:formula="of:=100-(([.D7]*100)/[.C7])" office:value-type="float" office:value="17.7865499483762">
            <text:p>17.787</text:p>
          </table:table-cell>
        </table:table-row>
        <table:table-row table:style-name="ro1">
          <table:table-cell/>
          <table:table-cell table:style-name="ce4" office:value-type="float" office:value="40">
            <text:p>40</text:p>
          </table:table-cell>
          <table:table-cell table:style-name="ce5" office:value-type="float" office:value="5.194833">
            <text:p>5.194833</text:p>
          </table:table-cell>
          <table:table-cell table:style-name="ce4" office:value-type="float" office:value="4.258827">
            <text:p>4.258827</text:p>
          </table:table-cell>
          <table:table-cell/>
          <table:table-cell table:style-name="ce4" office:value-type="float" office:value="40">
            <text:p>40</text:p>
          </table:table-cell>
          <table:table-cell table:style-name="ce12" table:formula="of:=100-(([.D8]*100)/[.C8])" office:value-type="float" office:value="18.018019058553">
            <text:p>18.018</text:p>
          </table:table-cell>
        </table:table-row>
        <table:table-row table:style-name="ro1">
          <table:table-cell/>
          <table:table-cell table:style-name="ce4" office:value-type="float" office:value="50">
            <text:p>50</text:p>
          </table:table-cell>
          <table:table-cell table:style-name="ce5" office:value-type="float" office:value="6.396041">
            <text:p>6.396041</text:p>
          </table:table-cell>
          <table:table-cell table:style-name="ce4" office:value-type="float" office:value="5.350834">
            <text:p>5.350834</text:p>
          </table:table-cell>
          <table:table-cell/>
          <table:table-cell table:style-name="ce4" office:value-type="float" office:value="50">
            <text:p>50</text:p>
          </table:table-cell>
          <table:table-cell table:style-name="ce12" table:formula="of:=100-(([.D9]*100)/[.C9])" office:value-type="float" office:value="16.3414681050356">
            <text:p>16.341</text:p>
          </table:table-cell>
        </table:table-row>
        <table:table-row table:style-name="ro1">
          <table:table-cell/>
          <table:table-cell table:style-name="ce4" office:value-type="float" office:value="60">
            <text:p>60</text:p>
          </table:table-cell>
          <table:table-cell table:style-name="ce5" office:value-type="float" office:value="7.534848">
            <text:p>7.534848</text:p>
          </table:table-cell>
          <table:table-cell table:style-name="ce4" office:value-type="float" office:value="6.380441">
            <text:p>6.380441</text:p>
          </table:table-cell>
          <table:table-cell/>
          <table:table-cell table:style-name="ce4" office:value-type="float" office:value="60">
            <text:p>60</text:p>
          </table:table-cell>
          <table:table-cell table:style-name="ce12" table:formula="of:=100-(([.D10]*100)/[.C10])" office:value-type="float" office:value="15.3209062744199">
            <text:p>15.321</text:p>
          </table:table-cell>
        </table:table-row>
        <table:table-row table:style-name="ro1">
          <table:table-cell/>
          <table:table-cell table:style-name="ce4" office:value-type="float" office:value="70">
            <text:p>70</text:p>
          </table:table-cell>
          <table:table-cell table:style-name="ce5" office:value-type="float" office:value="8.626855">
            <text:p>8.626855</text:p>
          </table:table-cell>
          <table:table-cell table:style-name="ce4" office:value-type="float" office:value="7.76885">
            <text:p>7.76885</text:p>
          </table:table-cell>
          <table:table-cell/>
          <table:table-cell table:style-name="ce4" office:value-type="float" office:value="70">
            <text:p>70</text:p>
          </table:table-cell>
          <table:table-cell table:style-name="ce12" table:formula="of:=100-(([.D11]*100)/[.C11])" office:value-type="float" office:value="9.9457450020894">
            <text:p>9.946</text:p>
          </table:table-cell>
        </table:table-row>
        <table:table-row table:style-name="ro1">
          <table:table-cell/>
          <table:table-cell table:style-name="ce5" office:value-type="float" office:value="80">
            <text:p>80</text:p>
          </table:table-cell>
          <table:table-cell table:style-name="ce5" office:value-type="float" office:value="10.046464">
            <text:p>10.046464</text:p>
          </table:table-cell>
          <table:table-cell table:style-name="ce5" office:value-type="float" office:value="9.765663">
            <text:p>9.765663</text:p>
          </table:table-cell>
          <table:table-cell/>
          <table:table-cell table:style-name="ce5" office:value-type="float" office:value="80">
            <text:p>80</text:p>
          </table:table-cell>
          <table:table-cell table:style-name="ce12" table:formula="of:=100-(([.D12]*100)/[.C12])" office:value-type="float" office:value="2.79502320418409">
            <text:p>2.795</text:p>
          </table:table-cell>
        </table:table-row>
        <table:table-row table:style-name="ro1">
          <table:table-cell/>
          <table:table-cell table:style-name="ce5" office:value-type="float" office:value="90">
            <text:p>90</text:p>
          </table:table-cell>
          <table:table-cell table:style-name="ce5" office:value-type="float" office:value="11.154072">
            <text:p>11.154072</text:p>
          </table:table-cell>
          <table:table-cell table:style-name="ce5" office:value-type="float" office:value="9.484861">
            <text:p>9.484861</text:p>
          </table:table-cell>
          <table:table-cell/>
          <table:table-cell table:style-name="ce5" office:value-type="float" office:value="90">
            <text:p>90</text:p>
          </table:table-cell>
          <table:table-cell table:style-name="ce12" table:formula="of:=100-(([.D13]*100)/[.C13])" office:value-type="float" office:value="14.9650369838028">
            <text:p>14.965</text:p>
          </table:table-cell>
        </table:table-row>
        <table:table-row table:style-name="ro1">
          <table:table-cell/>
          <table:table-cell table:style-name="ce5" office:value-type="float" office:value="100">
            <text:p>100</text:p>
          </table:table-cell>
          <table:table-cell table:style-name="ce5" office:value-type="float" office:value="12.46448">
            <text:p>12.46448</text:p>
          </table:table-cell>
          <table:table-cell table:style-name="ce5" office:value-type="float" office:value="10.467667">
            <text:p>10.467667</text:p>
          </table:table-cell>
          <table:table-cell/>
          <table:table-cell table:style-name="ce5" office:value-type="float" office:value="100">
            <text:p>100</text:p>
          </table:table-cell>
          <table:table-cell table:style-name="ce12" table:formula="of:=100-(([.D14]*100)/[.C14])" office:value-type="float" office:value="16.0200265073232">
            <text:p>16.020</text:p>
          </table:table-cell>
        </table:table-row>
        <table:table-row table:style-name="ro1" table:number-rows-repeated="104856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perf_100_Complex(BOOST)" table:style-name="ta1">
        <table:shapes>
          <draw:frame draw:z-index="0" draw:style-name="gr1" draw:text-style-name="P1" svg:width="6.2988in" svg:height="3.5429in" svg:x="1.9165in" svg:y="3.9594in">
            <draw:object draw:notify-on-update-of-ranges="'perf_100_Complex(BOOST)'.B5:'perf_100_Complex(BOOST)'.B10 'perf_100_Complex(BOOST)'.C4:'perf_100_Complex(BOOST)'.C4 'perf_100_Complex(BOOST)'.C5:'perf_100_Complex(BOOST)'.C10 'perf_100_Complex(BOOST)'.D3:'perf_100_Complex(BOOST)'.D4 'perf_100_Complex(BOOST)'.D5:'perf_100_Complex(BOOST)'.D10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1" table:default-cell-style-name="Default"/>
        <table:table-column table:style-name="co10" table:default-cell-style-name="Default"/>
        <table:table-column table:style-name="co9" table:default-cell-style-name="ce10"/>
        <table:table-row table:style-name="ro1">
          <table:table-cell table:number-columns-repeated="7"/>
        </table:table-row>
        <table:table-row table:style-name="ro3">
          <table:table-cell/>
          <table:table-cell table:style-name="ce8" office:value-type="string" table:number-columns-spanned="3" table:number-rows-spanned="1">
            <text:p>PERFORMANCE TESTS INVOLVING DYNAMICFASTBUFFERS &amp; BOOST XML SERIALIZER</text:p>
          </table:table-cell>
          <table:covered-table-cell table:number-columns-repeated="2" table:style-name="ce5"/>
          <table:table-cell table:number-columns-repeated="3"/>
        </table:table-row>
        <table:table-row table:style-name="ro1">
          <table:table-cell table:style-name="ce7"/>
          <table:table-cell table:style-name="ce13" office:value-type="string" table:number-columns-spanned="1" table:number-rows-spanned="2">
            <text:p>NUMBER OF LOOPS</text:p>
          </table:table-cell>
          <table:table-cell table:style-name="ce2" office:value-type="string" table:number-columns-spanned="2" table:number-rows-spanned="1">
            <text:p>Minimum Time (seconds)</text:p>
          </table:table-cell>
          <table:covered-table-cell table:style-name="ce5"/>
          <table:table-cell/>
          <table:table-cell table:style-name="ce13" office:value-type="string">
            <text:p>NUMBER OF LOOPS</text:p>
          </table:table-cell>
          <table:table-cell/>
        </table:table-row>
        <table:table-row table:style-name="ro1">
          <table:table-cell table:style-name="ce7"/>
          <table:covered-table-cell table:style-name="ce9"/>
          <table:table-cell table:style-name="ce6" office:value-type="string">
            <text:p>Boost XML Serializer</text:p>
          </table:table-cell>
          <table:table-cell table:style-name="ce6" office:value-type="string">
            <text:p>DynamicFastBuffers</text:p>
          </table:table-cell>
          <table:table-cell/>
          <table:table-cell table:style-name="ce13" office:value-type="string">
            <text:p>NUMBER OF LOOPS</text:p>
          </table:table-cell>
          <table:table-cell table:style-name="ce11" office:value-type="string">
            <text:p>Speedup(%)</text:p>
          </table:table-cell>
        </table:table-row>
        <table:table-row table:style-name="ro1">
          <table:table-cell/>
          <table:table-cell table:style-name="ce4" office:value-type="float" office:value="1000">
            <text:p>1000</text:p>
          </table:table-cell>
          <table:table-cell table:style-name="ce5" office:value-type="float" office:value="0.546003">
            <text:p>0.546003</text:p>
          </table:table-cell>
          <table:table-cell table:style-name="ce4" office:value-type="float" office:value="0">
            <text:p>0</text:p>
          </table:table-cell>
          <table:table-cell/>
          <table:table-cell table:style-name="ce4" office:value-type="float" office:value="3">
            <text:p>3</text:p>
          </table:table-cell>
          <table:table-cell table:style-name="ce12" office:value-type="string">
            <text:p>&gt; 100</text:p>
          </table:table-cell>
        </table:table-row>
        <table:table-row table:style-name="ro1">
          <table:table-cell/>
          <table:table-cell table:style-name="ce4" office:value-type="float" office:value="10000">
            <text:p>10000</text:p>
          </table:table-cell>
          <table:table-cell table:style-name="ce5" office:value-type="float" office:value="5.007632">
            <text:p>5.007632</text:p>
          </table:table-cell>
          <table:table-cell table:style-name="ce4" office:value-type="float" office:value="0">
            <text:p>0</text:p>
          </table:table-cell>
          <table:table-cell/>
          <table:table-cell table:style-name="ce4" office:value-type="float" office:value="4">
            <text:p>4</text:p>
          </table:table-cell>
          <table:table-cell table:style-name="ce12" office:value-type="string">
            <text:p>&gt; 100</text:p>
          </table:table-cell>
        </table:table-row>
        <table:table-row table:style-name="ro1">
          <table:table-cell/>
          <table:table-cell table:style-name="ce4" office:value-type="float" office:value="100000">
            <text:p>100000</text:p>
          </table:table-cell>
          <table:table-cell table:style-name="ce5" office:value-type="float" office:value="59.615061">
            <text:p>59.615061</text:p>
          </table:table-cell>
          <table:table-cell table:style-name="ce4" office:value-type="float" office:value="0.0312">
            <text:p>0.0312</text:p>
          </table:table-cell>
          <table:table-cell/>
          <table:table-cell table:style-name="ce4" office:value-type="float" office:value="5">
            <text:p>5</text:p>
          </table:table-cell>
          <table:table-cell table:style-name="ce12" table:formula="of:=100-(([.D7]*100)/[.C7])" office:value-type="float" office:value="99.9476642320302">
            <text:p>99.948</text:p>
          </table:table-cell>
        </table:table-row>
        <table:table-row table:style-name="ro1">
          <table:table-cell/>
          <table:table-cell table:style-name="ce4" office:value-type="float" office:value="1000000">
            <text:p>1000000</text:p>
          </table:table-cell>
          <table:table-cell table:style-name="ce5" office:value-type="float" office:value="566.583505">
            <text:p>566.583505</text:p>
          </table:table-cell>
          <table:table-cell table:style-name="ce4" office:value-type="float" office:value="0.327602">
            <text:p>0.327602</text:p>
          </table:table-cell>
          <table:table-cell/>
          <table:table-cell table:style-name="ce4" office:value-type="float" office:value="6">
            <text:p>6</text:p>
          </table:table-cell>
          <table:table-cell table:style-name="ce12" table:formula="of:=100-(([.D8]*100)/[.C8])" office:value-type="float" office:value="99.9421793968393">
            <text:p>99.942</text:p>
          </table:table-cell>
        </table:table-row>
        <table:table-row table:style-name="ro1">
          <table:table-cell/>
          <table:table-cell table:style-name="ce4" office:value-type="float" office:value="10000000">
            <text:p>10000000</text:p>
          </table:table-cell>
          <table:table-cell table:style-name="ce5" office:value-type="float" office:value="5756.48796">
            <text:p>5756.48796</text:p>
          </table:table-cell>
          <table:table-cell table:style-name="ce4" office:value-type="float" office:value="3.276021">
            <text:p>3.276021</text:p>
          </table:table-cell>
          <table:table-cell/>
          <table:table-cell table:style-name="ce4" office:value-type="float" office:value="7">
            <text:p>7</text:p>
          </table:table-cell>
          <table:table-cell table:style-name="ce12" table:formula="of:=100-(([.D9]*100)/[.C9])" office:value-type="float" office:value="99.9430899356906">
            <text:p>99.943</text:p>
          </table:table-cell>
        </table:table-row>
        <table:table-row table:style-name="ro1">
          <table:table-cell/>
          <table:table-cell table:style-name="ce4" office:value-type="float" office:value="100000000">
            <text:p>100000000</text:p>
          </table:table-cell>
          <table:table-cell table:style-name="ce5" office:value-type="float" office:value="53487.37144">
            <text:p>53487.37144</text:p>
          </table:table-cell>
          <table:table-cell table:style-name="ce5" office:value-type="float" office:value="31.2002">
            <text:p>31.2002</text:p>
          </table:table-cell>
          <table:table-cell/>
          <table:table-cell table:style-name="ce4" office:value-type="float" office:value="8">
            <text:p>8</text:p>
          </table:table-cell>
          <table:table-cell table:style-name="ce12" table:formula="of:=100-(([.D10]*100)/[.C10])" office:value-type="float" office:value="99.9416681000393">
            <text:p>99.942</text:p>
          </table:table-cell>
        </table:table-row>
        <table:table-row table:style-name="ro1" table:number-rows-repeated="104856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perf_100_SimpleData(GPB)" table:style-name="ta1">
        <table:shapes>
          <draw:frame draw:z-index="0" draw:style-name="gr1" draw:text-style-name="P1" svg:width="6.2988in" svg:height="3.5429in" svg:x="1.9165in" svg:y="3.9594in">
            <draw:object draw:notify-on-update-of-ranges="'perf_100_SimpleData(GPB)'.B5:'perf_100_SimpleData(GPB)'.B10 'perf_100_SimpleData(GPB)'.C4:'perf_100_SimpleData(GPB)'.C4 'perf_100_SimpleData(GPB)'.C5:'perf_100_SimpleData(GPB)'.C10 'perf_100_SimpleData(GPB)'.D3:'perf_100_SimpleData(GPB)'.D4 'perf_100_SimpleData(GPB)'.D5:'perf_100_SimpleData(GPB)'.D10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ce10"/>
        <table:table-row table:style-name="ro1">
          <table:table-cell table:number-columns-repeated="7"/>
        </table:table-row>
        <table:table-row table:style-name="ro3">
          <table:table-cell/>
          <table:table-cell table:style-name="ce8" office:value-type="string" table:number-columns-spanned="3" table:number-rows-spanned="1">
            <text:p>PERFORMANCE TESTS INVOLVING DYNAMICFASTBUFFERS &amp; GOOGLE PROTOCOL BUFFERS</text:p>
          </table:table-cell>
          <table:covered-table-cell table:number-columns-repeated="2" table:style-name="ce5"/>
          <table:table-cell table:number-columns-repeated="3"/>
        </table:table-row>
        <table:table-row table:style-name="ro1">
          <table:table-cell table:style-name="ce7"/>
          <table:table-cell table:style-name="ce13" office:value-type="string" table:number-columns-spanned="1" table:number-rows-spanned="2">
            <text:p>NUMBER OF LOOPS</text:p>
          </table:table-cell>
          <table:table-cell table:style-name="ce2" office:value-type="string" table:number-columns-spanned="2" table:number-rows-spanned="1">
            <text:p>Minimum Time (seconds)</text:p>
          </table:table-cell>
          <table:covered-table-cell table:style-name="ce5"/>
          <table:table-cell table:number-columns-repeated="3"/>
        </table:table-row>
        <table:table-row table:style-name="ro1">
          <table:table-cell table:style-name="ce7"/>
          <table:covered-table-cell table:style-name="ce9"/>
          <table:table-cell table:style-name="ce6" office:value-type="string">
            <text:p>Google Protobuf</text:p>
          </table:table-cell>
          <table:table-cell table:style-name="ce6" office:value-type="string">
            <text:p>DynamicFastBuffers</text:p>
          </table:table-cell>
          <table:table-cell table:number-columns-repeated="2"/>
          <table:table-cell table:style-name="ce11" office:value-type="string">
            <text:p>Speedup(%)</text:p>
          </table:table-cell>
        </table:table-row>
        <table:table-row table:style-name="ro1">
          <table:table-cell/>
          <table:table-cell table:style-name="ce4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2"/>
          <table:table-cell table:style-name="ce12" office:value-type="float" office:value="0">
            <text:p>0.000</text:p>
          </table:table-cell>
        </table:table-row>
        <table:table-row table:style-name="ro1">
          <table:table-cell/>
          <table:table-cell table:style-name="ce4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2"/>
          <table:table-cell table:style-name="ce12" office:value-type="float" office:value="0">
            <text:p>0.000</text:p>
          </table:table-cell>
        </table:table-row>
        <table:table-row table:style-name="ro1">
          <table:table-cell/>
          <table:table-cell table:style-name="ce4" office:value-type="float" office:value="5">
            <text:p>5</text:p>
          </table:table-cell>
          <table:table-cell table:style-name="ce5" office:value-type="float" office:value="0.0312">
            <text:p>0.0312</text:p>
          </table:table-cell>
          <table:table-cell table:style-name="ce4" office:value-type="float" office:value="0.0312">
            <text:p>0.0312</text:p>
          </table:table-cell>
          <table:table-cell table:number-columns-repeated="2"/>
          <table:table-cell table:style-name="ce12" table:formula="of:=100-(([.D7]*100)/[.C7])" office:value-type="float" office:value="0">
            <text:p>0.000</text:p>
          </table:table-cell>
        </table:table-row>
        <table:table-row table:style-name="ro1">
          <table:table-cell/>
          <table:table-cell table:style-name="ce4" office:value-type="float" office:value="6">
            <text:p>6</text:p>
          </table:table-cell>
          <table:table-cell table:style-name="ce5" office:value-type="float" office:value="0.202801">
            <text:p>0.202801</text:p>
          </table:table-cell>
          <table:table-cell table:style-name="ce4" office:value-type="float" office:value="0.327602">
            <text:p>0.327602</text:p>
          </table:table-cell>
          <table:table-cell table:number-columns-repeated="2"/>
          <table:table-cell table:style-name="ce12" table:formula="of:=100-(([.D8]*100)/[.C8])" office:value-type="float" office:value="-61.5386511900829">
            <text:p>-61.539</text:p>
          </table:table-cell>
        </table:table-row>
        <table:table-row table:style-name="ro1">
          <table:table-cell/>
          <table:table-cell table:style-name="ce4" office:value-type="float" office:value="7">
            <text:p>7</text:p>
          </table:table-cell>
          <table:table-cell table:style-name="ce5" office:value-type="float" office:value="2.121614">
            <text:p>2.121614</text:p>
          </table:table-cell>
          <table:table-cell table:style-name="ce4" office:value-type="float" office:value="3.276021">
            <text:p>3.276021</text:p>
          </table:table-cell>
          <table:table-cell table:number-columns-repeated="2"/>
          <table:table-cell table:style-name="ce12" table:formula="of:=100-(([.D9]*100)/[.C9])" office:value-type="float" office:value="-54.4117355937508">
            <text:p>-54.412</text:p>
          </table:table-cell>
        </table:table-row>
        <table:table-row table:style-name="ro1">
          <table:table-cell/>
          <table:table-cell table:style-name="ce4" office:value-type="float" office:value="8">
            <text:p>8</text:p>
          </table:table-cell>
          <table:table-cell table:style-name="ce5"/>
          <table:table-cell table:style-name="ce5" office:value-type="float" office:value="31.2002">
            <text:p>31.2002</text:p>
          </table:table-cell>
          <table:table-cell table:number-columns-repeated="2"/>
          <table:table-cell table:style-name="ce12" table:formula="of:=100-(([.D10]*100)/[.C10])" office:value-type="float" office:value="0">
            <text:p>#DIV/0!</text:p>
          </table:table-cell>
        </table:table-row>
        <table:table-row table:style-name="ro1" table:number-rows-repeated="104856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perf_100_Complex(THRIFT)" table:style-name="ta1">
        <table:shapes>
          <draw:frame draw:z-index="0" draw:style-name="gr1" draw:text-style-name="P1" svg:width="6.2988in" svg:height="3.5429in" svg:x="1.9165in" svg:y="3.9594in">
            <draw:object draw:notify-on-update-of-ranges="'perf_100_Complex(THRIFT)'.B5:'perf_100_Complex(THRIFT)'.B10 'perf_100_Complex(THRIFT)'.C4:'perf_100_Complex(THRIFT)'.C4 'perf_100_Complex(THRIFT)'.C5:'perf_100_Complex(THRIFT)'.C10 'perf_100_Complex(THRIFT)'.D3:'perf_100_Complex(THRIFT)'.D4 'perf_100_Complex(THRIFT)'.D5:'perf_100_Complex(THRIFT)'.D10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1" table:default-cell-style-name="Default"/>
        <table:table-column table:style-name="co10" table:default-cell-style-name="Default"/>
        <table:table-column table:style-name="co9" table:default-cell-style-name="ce10"/>
        <table:table-row table:style-name="ro1">
          <table:table-cell table:number-columns-repeated="7"/>
        </table:table-row>
        <table:table-row table:style-name="ro3">
          <table:table-cell/>
          <table:table-cell table:style-name="ce8" office:value-type="string" table:number-columns-spanned="3" table:number-rows-spanned="1">
            <text:p>PERFORMANCE TESTS INVOLVING DYNAMICFASTBUFFERS &amp; APACHE THRIFT</text:p>
          </table:table-cell>
          <table:covered-table-cell table:number-columns-repeated="2" table:style-name="ce5"/>
          <table:table-cell table:number-columns-repeated="3"/>
        </table:table-row>
        <table:table-row table:style-name="ro1">
          <table:table-cell table:style-name="ce7"/>
          <table:table-cell table:style-name="ce13" office:value-type="string" table:number-columns-spanned="1" table:number-rows-spanned="2">
            <text:p>NUMBER OF LOOPS</text:p>
          </table:table-cell>
          <table:table-cell table:style-name="ce2" office:value-type="string" table:number-columns-spanned="2" table:number-rows-spanned="1">
            <text:p>Minimum Time (seconds)</text:p>
          </table:table-cell>
          <table:covered-table-cell table:style-name="ce5"/>
          <table:table-cell/>
          <table:table-cell table:style-name="ce13" office:value-type="string">
            <text:p>NUMBER OF LOOPS</text:p>
          </table:table-cell>
          <table:table-cell/>
        </table:table-row>
        <table:table-row table:style-name="ro4">
          <table:table-cell table:style-name="ce7"/>
          <table:covered-table-cell table:style-name="ce9"/>
          <table:table-cell table:style-name="ce6" office:value-type="string">
            <text:p>Apache Thrift</text:p>
          </table:table-cell>
          <table:table-cell table:style-name="ce6" office:value-type="string">
            <text:p>DynamicFastBuffers</text:p>
          </table:table-cell>
          <table:table-cell/>
          <table:table-cell table:style-name="ce13" office:value-type="string">
            <text:p>NUMBER OF LOOPS</text:p>
          </table:table-cell>
          <table:table-cell table:style-name="ce11" office:value-type="string">
            <text:p>Speedup(%)</text:p>
          </table:table-cell>
        </table:table-row>
        <table:table-row table:style-name="ro1">
          <table:table-cell/>
          <table:table-cell table:style-name="ce4" office:value-type="float" office:value="1000">
            <text:p>1000</text:p>
          </table:table-cell>
          <table:table-cell table:style-name="ce5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/>
          <table:table-cell table:style-name="ce4" office:value-type="float" office:value="1000">
            <text:p>1000</text:p>
          </table:table-cell>
          <table:table-cell table:style-name="ce12" office:value-type="string">
            <text:p>&gt; 100</text:p>
          </table:table-cell>
        </table:table-row>
        <table:table-row table:style-name="ro1">
          <table:table-cell/>
          <table:table-cell table:style-name="ce4" office:value-type="float" office:value="10000">
            <text:p>10000</text:p>
          </table:table-cell>
          <table:table-cell table:style-name="ce5" office:value-type="float" office:value="0.156">
            <text:p>0.156</text:p>
          </table:table-cell>
          <table:table-cell table:style-name="ce4" office:value-type="float" office:value="0">
            <text:p>0</text:p>
          </table:table-cell>
          <table:table-cell/>
          <table:table-cell table:style-name="ce4" office:value-type="float" office:value="10000">
            <text:p>10000</text:p>
          </table:table-cell>
          <table:table-cell table:style-name="ce12" office:value-type="string">
            <text:p>&gt; 100</text:p>
          </table:table-cell>
        </table:table-row>
        <table:table-row table:style-name="ro1">
          <table:table-cell/>
          <table:table-cell table:style-name="ce4" office:value-type="float" office:value="100000">
            <text:p>100000</text:p>
          </table:table-cell>
          <table:table-cell table:style-name="ce5" office:value-type="float" office:value="0.78001">
            <text:p>0.78001</text:p>
          </table:table-cell>
          <table:table-cell table:style-name="ce4" office:value-type="float" office:value="0.0312">
            <text:p>0.0312</text:p>
          </table:table-cell>
          <table:table-cell/>
          <table:table-cell table:style-name="ce4" office:value-type="float" office:value="100000">
            <text:p>100000</text:p>
          </table:table-cell>
          <table:table-cell table:style-name="ce12" table:formula="of:=100-(([.D7]*100)/[.C7])" office:value-type="float" office:value="96.0000512813938">
            <text:p>96.000</text:p>
          </table:table-cell>
        </table:table-row>
        <table:table-row table:style-name="ro1">
          <table:table-cell/>
          <table:table-cell table:style-name="ce4" office:value-type="float" office:value="1000000">
            <text:p>1000000</text:p>
          </table:table-cell>
          <table:table-cell table:style-name="ce5" office:value-type="float" office:value="0.889206">
            <text:p>0.889206</text:p>
          </table:table-cell>
          <table:table-cell table:style-name="ce4" office:value-type="float" office:value="0.327602">
            <text:p>0.327602</text:p>
          </table:table-cell>
          <table:table-cell/>
          <table:table-cell table:style-name="ce4" office:value-type="float" office:value="1000000">
            <text:p>1000000</text:p>
          </table:table-cell>
          <table:table-cell table:style-name="ce12" table:formula="of:=100-(([.D8]*100)/[.C8])" office:value-type="float" office:value="63.1579184126063">
            <text:p>63.158</text:p>
          </table:table-cell>
        </table:table-row>
        <table:table-row table:style-name="ro1">
          <table:table-cell/>
          <table:table-cell table:style-name="ce4" office:value-type="float" office:value="10000000">
            <text:p>10000000</text:p>
          </table:table-cell>
          <table:table-cell table:style-name="ce5" office:value-type="float" office:value="9.032458">
            <text:p>9.032458</text:p>
          </table:table-cell>
          <table:table-cell table:style-name="ce4" office:value-type="float" office:value="3.276021">
            <text:p>3.276021</text:p>
          </table:table-cell>
          <table:table-cell/>
          <table:table-cell table:style-name="ce4" office:value-type="float" office:value="10000000">
            <text:p>10000000</text:p>
          </table:table-cell>
          <table:table-cell table:style-name="ce12" table:formula="of:=100-(([.D9]*100)/[.C9])" office:value-type="float" office:value="63.730570349732">
            <text:p>63.731</text:p>
          </table:table-cell>
        </table:table-row>
        <table:table-row table:style-name="ro1">
          <table:table-cell/>
          <table:table-cell table:style-name="ce4" office:value-type="float" office:value="100000000">
            <text:p>100000000</text:p>
          </table:table-cell>
          <table:table-cell table:style-name="ce5" office:value-type="float" office:value="99.4537">
            <text:p>99.4537</text:p>
          </table:table-cell>
          <table:table-cell table:style-name="ce5" office:value-type="float" office:value="31.2002">
            <text:p>31.2002</text:p>
          </table:table-cell>
          <table:table-cell/>
          <table:table-cell table:style-name="ce4" office:value-type="float" office:value="100000000">
            <text:p>100000000</text:p>
          </table:table-cell>
          <table:table-cell table:style-name="ce12" table:formula="of:=100-(([.D10]*100)/[.C10])" office:value-type="float" office:value="68.6284170423021">
            <text:p>68.628</text:p>
          </table:table-cell>
        </table:table-row>
        <table:table-row table:style-name="ro1" table:number-rows-repeated="104856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perf_100_Simple(THRIFT)" table:style-name="ta1">
        <table:shapes>
          <draw:frame draw:z-index="0" draw:style-name="gr1" draw:text-style-name="P1" svg:width="6.2988in" svg:height="3.5429in" svg:x="1.9165in" svg:y="3.9594in">
            <draw:object draw:notify-on-update-of-ranges="'perf_100_Simple(THRIFT)'.B5:'perf_100_Simple(THRIFT)'.B10 'perf_100_Simple(THRIFT)'.C4:'perf_100_Simple(THRIFT)'.C4 'perf_100_Simple(THRIFT)'.C5:'perf_100_Simple(THRIFT)'.C10 'perf_100_Simple(THRIFT)'.D3:'perf_100_Simple(THRIFT)'.D4 'perf_100_Simple(THRIFT)'.D5:'perf_100_Simple(THRIFT)'.D10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1" table:default-cell-style-name="Default"/>
        <table:table-column table:style-name="co10" table:default-cell-style-name="Default"/>
        <table:table-column table:style-name="co9" table:default-cell-style-name="ce10"/>
        <table:table-row table:style-name="ro1">
          <table:table-cell table:number-columns-repeated="7"/>
        </table:table-row>
        <table:table-row table:style-name="ro3">
          <table:table-cell/>
          <table:table-cell table:style-name="ce8" office:value-type="string" table:number-columns-spanned="3" table:number-rows-spanned="1">
            <text:p>PERFORMANCE TESTS INVOLVING DYNAMICFASTBUFFERS &amp; APACHE THRIFT</text:p>
          </table:table-cell>
          <table:covered-table-cell table:number-columns-repeated="2" table:style-name="ce5"/>
          <table:table-cell table:number-columns-repeated="3"/>
        </table:table-row>
        <table:table-row table:style-name="ro1">
          <table:table-cell table:style-name="ce7"/>
          <table:table-cell table:style-name="ce13" office:value-type="string" table:number-columns-spanned="1" table:number-rows-spanned="2">
            <text:p>NUMBER OF LOOPS</text:p>
          </table:table-cell>
          <table:table-cell table:style-name="ce2" office:value-type="string" table:number-columns-spanned="2" table:number-rows-spanned="1">
            <text:p>Minimum Time (seconds)</text:p>
          </table:table-cell>
          <table:covered-table-cell table:style-name="ce5"/>
          <table:table-cell/>
          <table:table-cell table:style-name="ce13" office:value-type="string">
            <text:p>NUMBER OF LOOPS</text:p>
          </table:table-cell>
          <table:table-cell/>
        </table:table-row>
        <table:table-row table:style-name="ro4">
          <table:table-cell table:style-name="ce7"/>
          <table:covered-table-cell table:style-name="ce9"/>
          <table:table-cell table:style-name="ce6" office:value-type="string">
            <text:p>Apache Thrift</text:p>
          </table:table-cell>
          <table:table-cell table:style-name="ce6" office:value-type="string">
            <text:p>DynamicFastBuffers</text:p>
          </table:table-cell>
          <table:table-cell/>
          <table:table-cell table:style-name="ce13" office:value-type="string">
            <text:p>NUMBER OF LOOPS</text:p>
          </table:table-cell>
          <table:table-cell table:style-name="ce11" office:value-type="string">
            <text:p>Speedup(%)</text:p>
          </table:table-cell>
        </table:table-row>
        <table:table-row table:style-name="ro1">
          <table:table-cell/>
          <table:table-cell table:style-name="ce4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/>
          <table:table-cell table:style-name="ce4" office:value-type="float" office:value="1000">
            <text:p>1000</text:p>
          </table:table-cell>
          <table:table-cell table:style-name="ce12" office:value-type="string">
            <text:p>&gt; 100</text:p>
          </table:table-cell>
        </table:table-row>
        <table:table-row table:style-name="ro1">
          <table:table-cell/>
          <table:table-cell table:style-name="ce4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/>
          <table:table-cell table:style-name="ce4" office:value-type="float" office:value="10000">
            <text:p>10000</text:p>
          </table:table-cell>
          <table:table-cell table:style-name="ce12" office:value-type="string">
            <text:p>&gt; 100</text:p>
          </table:table-cell>
        </table:table-row>
        <table:table-row table:style-name="ro1">
          <table:table-cell/>
          <table:table-cell table:style-name="ce4" office:value-type="float" office:value="5">
            <text:p>5</text:p>
          </table:table-cell>
          <table:table-cell table:style-name="ce5" office:value-type="float" office:value="0.0624">
            <text:p>0.0624</text:p>
          </table:table-cell>
          <table:table-cell table:style-name="ce4" office:value-type="float" office:value="0.0312">
            <text:p>0.0312</text:p>
          </table:table-cell>
          <table:table-cell/>
          <table:table-cell table:style-name="ce4" office:value-type="float" office:value="100000">
            <text:p>100000</text:p>
          </table:table-cell>
          <table:table-cell table:style-name="ce12" table:formula="of:=100-(([.D7]*100)/[.C7])" office:value-type="float" office:value="50">
            <text:p>50.000</text:p>
          </table:table-cell>
        </table:table-row>
        <table:table-row table:style-name="ro1">
          <table:table-cell/>
          <table:table-cell table:style-name="ce4" office:value-type="float" office:value="6">
            <text:p>6</text:p>
          </table:table-cell>
          <table:table-cell table:style-name="ce5" office:value-type="float" office:value="0.546003">
            <text:p>0.546003</text:p>
          </table:table-cell>
          <table:table-cell table:style-name="ce4" office:value-type="float" office:value="0.202801">
            <text:p>0.202801</text:p>
          </table:table-cell>
          <table:table-cell/>
          <table:table-cell table:style-name="ce4" office:value-type="float" office:value="1000000">
            <text:p>1000000</text:p>
          </table:table-cell>
          <table:table-cell table:style-name="ce12" table:formula="of:=100-(([.D8]*100)/[.C8])" office:value-type="float" office:value="62.8571637884774">
            <text:p>62.857</text:p>
          </table:table-cell>
        </table:table-row>
        <table:table-row table:style-name="ro1">
          <table:table-cell/>
          <table:table-cell table:style-name="ce4" office:value-type="float" office:value="7">
            <text:p>7</text:p>
          </table:table-cell>
          <table:table-cell table:style-name="ce5" office:value-type="float" office:value="5.472035">
            <text:p>5.472035</text:p>
          </table:table-cell>
          <table:table-cell table:style-name="ce4" office:value-type="float" office:value="2.090413">
            <text:p>2.090413</text:p>
          </table:table-cell>
          <table:table-cell/>
          <table:table-cell table:style-name="ce4" office:value-type="float" office:value="10000000">
            <text:p>10000000</text:p>
          </table:table-cell>
          <table:table-cell table:style-name="ce12" table:formula="of:=100-(([.D9]*100)/[.C9])" office:value-type="float" office:value="61.7982523869091">
            <text:p>61.798</text:p>
          </table:table-cell>
        </table:table-row>
        <table:table-row table:style-name="ro1">
          <table:table-cell/>
          <table:table-cell table:style-name="ce4" office:value-type="float" office:value="8">
            <text:p>8</text:p>
          </table:table-cell>
          <table:table-cell table:style-name="ce5" office:value-type="float" office:value="54.787551">
            <text:p>54.787551</text:p>
          </table:table-cell>
          <table:table-cell table:style-name="ce5" office:value-type="float" office:value="20.950934">
            <text:p>20.950934</text:p>
          </table:table-cell>
          <table:table-cell/>
          <table:table-cell table:style-name="ce4" office:value-type="float" office:value="100000000">
            <text:p>100000000</text:p>
          </table:table-cell>
          <table:table-cell table:style-name="ce12" table:formula="of:=100-(([.D10]*100)/[.C10])" office:value-type="float" office:value="61.7596815013688">
            <text:p>61.760</text:p>
          </table:table-cell>
        </table:table-row>
        <table:table-row table:style-name="ro1" table:number-rows-repeated="104856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5">00/00/0000</text:date>, <text:time style:data-style-name="N2" text:time-value="0000-00-00T08:58:51.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0T12:11:42.35</meta:creation-date>
    <dc:date>2013-06-25T14:08:28.92</dc:date>
    <meta:editing-duration>PT4H44M25S</meta:editing-duration>
    <meta:editing-cycles>18</meta:editing-cycles>
    <meta:generator>LibreOffice/4.0.2.2$Windows_x86 LibreOffice_project/4c82dcdd6efcd48b1d8bba66bfe1989deee49c3</meta:generator>
    <meta:document-statistic meta:table-count="6" meta:cell-count="277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181cm" svg:height="10.744cm" xlink:href=".." xlink:type="simple" chart:class="chart:line" chart:style-name="ch1">
        <chart:title svg:x="6.424cm" svg:y="0.35cm" chart:style-name="ch2">
          <text:p>Time Performance Comparison </text:p>
        </chart:title>
        <chart:legend svg:x="51.928cm" svg:y="24.942cm" style:legend-expansion="custom" chartooo:width="19.181cm" chartooo:height="10.744cm" style:legend-expansion-aspect-ratio="1.78527550260611" chart:style-name="ch3"/>
        <chart:plot-area chart:style-name="ch4" table:cell-range-address="Sheet1.B4:Sheet1.D13" chart:data-source-has-labels="both" svg:x="1.043cm" svg:y="1.058cm" svg:width="16.993cm" svg:height="8.7cm">
          <chartooo:coordinate-region svg:x="1.664cm" svg:y="1.27cm" svg:width="15.537cm" svg:height="7.815cm"/>
          <chart:axis chart:dimension="x" chart:name="primary-x" chart:style-name="ch5" chartooo:axis-type="auto">
            <chartooo:date-scale/>
            <chart:title svg:x="8cm" svg:y="9.973cm" chart:style-name="ch6">
              <text:p>Number of iterations</text:p>
            </chart:title>
            <chart:categories table:cell-range-address="Sheet1.B5:Sheet1.B13"/>
          </chart:axis>
          <chart:axis chart:dimension="y" chart:name="primary-y" chart:style-name="ch5">
            <chart:title svg:x="0.073cm" svg:y="6.616cm" chart:style-name="ch7">
              <text:p>Time (seconds)</text:p>
            </chart:title>
            <chart:grid chart:style-name="ch8" chart:class="major"/>
          </chart:axis>
          <chart:series chart:style-name="ch9" chart:values-cell-range-address="Sheet1.C5:Sheet1.C13" chart:label-cell-address="Sheet1.C4:Sheet1.C4" chart:class="chart:line">
            <chart:data-point chart:repeated="9"/>
          </chart:series>
          <chart:series chart:style-name="ch10" chart:values-cell-range-address="Sheet1.D5:Sheet1.D13" chart:label-cell-address="Sheet1.D4:Sheet1.D4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stBuffers</text:p>
                <draw:g>
                  <svg:desc>Sheet1.C4:Sheet1.C4</svg:desc>
                </draw:g>
              </table:table-cell>
              <table:table-cell office:value-type="string">
                <text:p>DynamicFastBuffers</text:p>
                <draw:g>
                  <svg:desc>Sheet1.D4:Sheet1.D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B5:Sheet1.B13</svg:desc>
                </draw:g>
              </table:table-cell>
              <table:table-cell office:value-type="float" office:value="0">
                <text:p>0</text:p>
                <draw:g>
                  <svg:desc>Sheet1.C5:Sheet1.C13</svg:desc>
                </draw:g>
              </table:table-cell>
              <table:table-cell office:value-type="float" office:value="0">
                <text:p>0</text:p>
                <draw:g>
                  <svg:desc>Sheet1.D5:Sheet1.D13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10875">
                <text:p>0.010875</text:p>
              </table:table-cell>
              <table:table-cell office:value-type="float" office:value="0.0125625">
                <text:p>0.0125625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088">
                <text:p>0.088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0.86">
                <text:p>0.86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100000000">
                <text:p>100000000</text:p>
              </table:table-cell>
              <table:table-cell office:value-type="float" office:value="9.275">
                <text:p>9.275</text:p>
              </table:table-cell>
              <table:table-cell office:value-type="float" office:value="10.5">
                <text:p>10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429cm" svg:height="8.999cm" xlink:href=".." xlink:type="simple" chart:class="chart:line" chart:style-name="ch1">
        <chart:title svg:x="4.966cm" svg:y="0.315cm" chart:style-name="ch2">
          <text:p>Percentage Performance Comparison</text:p>
        </chart:title>
        <chart:plot-area chart:style-name="ch3" table:cell-range-address="Sheet1.B5:Sheet1.B13 Sheet1.E4:Sheet1.E13" chart:data-source-has-labels="both" svg:x="1.386cm" svg:y="1.631cm" svg:width="15.347cm" svg:height="6.769cm">
          <chartooo:coordinate-region svg:x="2.007cm" svg:y="1.844cm" svg:width="13.891cm" svg:height="5.883cm"/>
          <chart:axis chart:dimension="x" chart:name="primary-x" chart:style-name="ch4" chartooo:axis-type="auto">
            <chartooo:date-scale/>
            <chart:categories table:cell-range-address="Sheet1.B5:Sheet1.B13"/>
          </chart:axis>
          <chart:axis chart:dimension="y" chart:name="primary-y" chart:style-name="ch4">
            <chart:title svg:x="0.451cm" svg:y="6.488cm" chart:style-name="ch5">
              <text:p>Time difference (%)</text:p>
            </chart:title>
            <chart:grid chart:style-name="ch6" chart:class="major"/>
          </chart:axis>
          <chart:series chart:style-name="ch7" chart:values-cell-range-address="Sheet1.E5:Sheet1.E13" chart:label-cell-address="Sheet1.E4:Sheet1.E4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E4:Sheet1.E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B5:Sheet1.B13</svg:desc>
                </draw:g>
              </table:table-cell>
              <table:table-cell office:value-type="float" office:value="0">
                <text:p>0</text:p>
                <draw:g>
                  <svg:desc>Sheet1.E5:Sheet1.E13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5.5172413793103">
                <text:p>15.5172413793103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1.3636363636364">
                <text:p>11.3636363636364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11.6279069767442">
                <text:p>11.6279069767442</text:p>
              </table:table-cell>
            </table:table-row>
            <table:table-row>
              <table:table-cell office:value-type="float" office:value="100000000">
                <text:p>100000000</text:p>
              </table:table-cell>
              <table:table-cell office:value-type="float" office:value="13.2075471698113">
                <text:p>13.20754716981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6.11cm" svg:height="1.837cm" xlink:href=".." xlink:type="simple" chart:class="chart:line" chart:style-name="ch1">
        <chart:legend chart:legend-position="end" svg:x="3.02cm" svg:y="0.606cm" style:legend-expansion="high" chart:style-name="ch2"/>
        <chart:plot-area chart:style-name="ch3" table:cell-range-address="Sheet1.C6:Sheet1.D13 Sheet1.C4:Sheet1.C4" chart:data-source-has-labels="both" svg:x="-0.127cm" svg:y="0.027cm" svg:width="1.404cm" svg:height="1.309cm">
          <chartooo:coordinate-region svg:x="0.548cm" svg:y="0.217cm" svg:width="0.047cm" svg:height="0.022cm"/>
          <chart:axis chart:dimension="x" chart:name="primary-x" chart:style-name="ch4" chartooo:axis-type="auto">
            <chartooo:date-scale/>
            <chart:categories table:cell-range-address="Sheet1.C6:Sheet1.C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6:Sheet1.D13" chart:label-cell-address="Sheet1.C4:Sheet1.C4" chart:class="chart:line">
            <chart:data-point chart:repeated="8"/>
          </chart:series>
          <chart:series chart:style-name="ch7" chart:values-cell-range-address="" chart:class="chart:line">
            <chart:data-point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stBuffers</text:p>
                <draw:g>
                  <svg:desc>Sheet1.C4:Sheet1.C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C6:Sheet1.C13</svg:desc>
                </draw:g>
              </table:table-cell>
              <table:table-cell office:value-type="float" office:value="0">
                <text:p>0</text:p>
                <draw:g>
                  <svg:desc>Sheet1.D6:Sheet1.D13</svg:desc>
                </draw:g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01">
                <text:p>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0.010875">
                <text:p>0</text:p>
              </table:table-cell>
              <table:table-cell office:value-type="float" office:value="0.0125625">
                <text:p>0.0125625</text:p>
              </table:table-cell>
            </table:table-row>
            <table:table-row>
              <table:table-cell office:value-type="float" office:value="0.088">
                <text:p>0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float" office:value="0.86">
                <text:p>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9.275">
                <text:p>10</text:p>
              </table:table-cell>
              <table:table-cell office:value-type="float" office:value="10.5">
                <text:p>10.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6cm" svg:y="0.316cm" chart:style-name="ch2">
          <text:p>Performance</text:p>
        </chart:title>
        <chart:subtitle svg:x="3.419cm" svg:y="1.275cm" chart:style-name="ch3">
          <text:p>Google Protobuf VS eProsima Dynamic Fast Buffers</text:p>
        </chart:subtitle>
        <chart:legend chart:legend-position="end" svg:x="11.454cm" svg:y="3.926cm" style:legend-expansion="high" chart:style-name="ch4"/>
        <chart:plot-area chart:style-name="ch5" table:cell-range-address="perf_10.B5:perf_10.D14 perf_10.C4:perf_10.C4 perf_10.D3:perf_10.D4" chart:data-source-has-labels="both" svg:x="1.358cm" svg:y="2.318cm" svg:width="9.456cm" svg:height="5.494cm">
          <chartooo:coordinate-region svg:x="1.979cm" svg:y="2.53cm" svg:width="8.555cm" svg:height="4.609cm"/>
          <chart:axis chart:dimension="x" chart:name="primary-x" chart:style-name="ch6" chartooo:axis-type="auto">
            <chartooo:date-scale/>
            <chart:title svg:x="4.534cm" svg:y="7.993cm" chart:style-name="ch7">
              <text:p>Number of elements</text:p>
            </chart:title>
            <chart:categories table:cell-range-address="perf_10.B5:perf_10.B14"/>
          </chart:axis>
          <chart:axis chart:dimension="y" chart:name="primary-y" chart:style-name="ch6">
            <chart:title svg:x="0.451cm" svg:y="6.273cm" chart:style-name="ch8">
              <text:p>Time (seconds)</text:p>
            </chart:title>
            <chart:grid chart:style-name="ch9" chart:class="major"/>
          </chart:axis>
          <chart:series chart:style-name="ch10" chart:values-cell-range-address="perf_10.C5:perf_10.C14" chart:label-cell-address="perf_10.C4:perf_10.C4" chart:class="chart:line">
            <chart:data-point chart:repeated="10"/>
          </chart:series>
          <chart:series chart:style-name="ch11" chart:values-cell-range-address="perf_10.D5:perf_10.D14" chart:label-cell-address="perf_10.D3:perf_10.D4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oogle Protobuf</text:p>
                <draw:g>
                  <svg:desc>perf_10.C4:perf_10.C4</svg:desc>
                </draw:g>
              </table:table-cell>
              <table:table-cell office:value-type="string">
                <text:p>DynamicFastBuffers</text:p>
                <text:list>
                  <text:list-item>
                    <text:p/>
                  </text:list-item>
                  <text:list-item>
                    <text:p>DynamicFastBuffers</text:p>
                  </text:list-item>
                </text:list>
                <draw:g>
                  <svg:desc>perf_10.D3:perf_10.D4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perf_10.B5:perf_10.B14</svg:desc>
                </draw:g>
              </table:table-cell>
              <table:table-cell office:value-type="float" office:value="1.52881">
                <text:p>1.52881</text:p>
                <draw:g>
                  <svg:desc>perf_10.C5:perf_10.C14</svg:desc>
                </draw:g>
              </table:table-cell>
              <table:table-cell office:value-type="float" office:value="1.419609">
                <text:p>1.419609</text:p>
                <draw:g>
                  <svg:desc>perf_10.D5:perf_10.D14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.870418">
                <text:p>2.870418</text:p>
              </table:table-cell>
              <table:table-cell office:value-type="float" office:value="2.496016">
                <text:p>2.49601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.946825">
                <text:p>3.946825</text:p>
              </table:table-cell>
              <table:table-cell office:value-type="float" office:value="3.244821">
                <text:p>3.24482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5.194833">
                <text:p>5.194833</text:p>
              </table:table-cell>
              <table:table-cell office:value-type="float" office:value="4.258827">
                <text:p>4.25882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6.396041">
                <text:p>6.396041</text:p>
              </table:table-cell>
              <table:table-cell office:value-type="float" office:value="5.350834">
                <text:p>5.35083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.534848">
                <text:p>7.534848</text:p>
              </table:table-cell>
              <table:table-cell office:value-type="float" office:value="6.380441">
                <text:p>6.38044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8.626855">
                <text:p>8.626855</text:p>
              </table:table-cell>
              <table:table-cell office:value-type="float" office:value="7.76885">
                <text:p>7.7688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0.046464">
                <text:p>10.046464</text:p>
              </table:table-cell>
              <table:table-cell office:value-type="float" office:value="9.765663">
                <text:p>9.76566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1.154072">
                <text:p>11.154072</text:p>
              </table:table-cell>
              <table:table-cell office:value-type="float" office:value="9.484861">
                <text:p>9.48486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2.46448">
                <text:p>12.46448</text:p>
              </table:table-cell>
              <table:table-cell office:value-type="float" office:value="10.467667">
                <text:p>10.4676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6cm" svg:y="0.316cm" chart:style-name="ch2">
          <text:p>Performance</text:p>
        </chart:title>
        <chart:subtitle svg:x="3.419cm" svg:y="1.275cm" chart:style-name="ch3">
          <text:p>Google Protobuf VS eProsima Dynamic Fast Buffers</text:p>
        </chart:subtitle>
        <chart:legend chart:legend-position="end" svg:x="11.454cm" svg:y="3.926cm" style:legend-expansion="high" chart:style-name="ch4"/>
        <chart:plot-area chart:style-name="ch5" table:cell-range-address="'perf_100_SimpleData(GPB)'.B5:'perf_100_SimpleData(GPB)'.D10 'perf_100_SimpleData(GPB)'.C4:'perf_100_SimpleData(GPB)'.C4 'perf_100_SimpleData(GPB)'.D3:'perf_100_SimpleData(GPB)'.D4" chart:data-source-has-labels="both" svg:x="1.358cm" svg:y="2.318cm" svg:width="9.456cm" svg:height="5.494cm">
          <chartooo:coordinate-region svg:x="1.979cm" svg:y="2.53cm" svg:width="8.741cm" svg:height="4.609cm"/>
          <chart:axis chart:dimension="x" chart:name="primary-x" chart:style-name="ch6" chartooo:axis-type="auto">
            <chartooo:date-scale/>
            <chart:title svg:x="3.687cm" svg:y="7.993cm" chart:style-name="ch7">
              <text:p>Iterations in base 10 pow (10^N)</text:p>
            </chart:title>
            <chart:categories table:cell-range-address="'perf_100_SimpleData(GPB)'.B5:'perf_100_SimpleData(GPB)'.B10"/>
          </chart:axis>
          <chart:axis chart:dimension="y" chart:name="primary-y" chart:style-name="ch6">
            <chart:title svg:x="0.451cm" svg:y="6.273cm" chart:style-name="ch8">
              <text:p>Time (seconds)</text:p>
            </chart:title>
            <chart:grid chart:style-name="ch9" chart:class="major"/>
          </chart:axis>
          <chart:series chart:style-name="ch10" chart:values-cell-range-address="'perf_100_SimpleData(GPB)'.C5:'perf_100_SimpleData(GPB)'.C10" chart:label-cell-address="'perf_100_SimpleData(GPB)'.C4:'perf_100_SimpleData(GPB)'.C4" chart:class="chart:line">
            <chart:data-point chart:repeated="6"/>
          </chart:series>
          <chart:series chart:style-name="ch11" chart:values-cell-range-address="'perf_100_SimpleData(GPB)'.D5:'perf_100_SimpleData(GPB)'.D10" chart:label-cell-address="'perf_100_SimpleData(GPB)'.D3:'perf_100_SimpleData(GPB)'.D4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oogle Protobuf</text:p>
                <draw:g>
                  <svg:desc>'perf_100_SimpleData(GPB)'.C4:'perf_100_SimpleData(GPB)'.C4</svg:desc>
                </draw:g>
              </table:table-cell>
              <table:table-cell office:value-type="string">
                <text:p>DynamicFastBuffers</text:p>
                <text:list>
                  <text:list-item>
                    <text:p/>
                  </text:list-item>
                  <text:list-item>
                    <text:p>DynamicFastBuffers</text:p>
                  </text:list-item>
                </text:list>
                <draw:g>
                  <svg:desc>'perf_100_SimpleData(GPB)'.D3:'perf_100_SimpleData(GPB)'.D4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/>
                <draw:g>
                  <svg:desc>'perf_100_SimpleData(GPB)'.B5:'perf_100_SimpleData(GPB)'.B10</svg:desc>
                </draw:g>
              </table:table-cell>
              <table:table-cell office:value-type="float" office:value="0">
                <text:p>0</text:p>
                <draw:g>
                  <svg:desc>'perf_100_SimpleData(GPB)'.C5:'perf_100_SimpleData(GPB)'.C10</svg:desc>
                </draw:g>
              </table:table-cell>
              <table:table-cell office:value-type="float" office:value="0">
                <text:p>0</text:p>
                <draw:g>
                  <svg:desc>'perf_100_SimpleData(GPB)'.D5:'perf_100_SimpleData(GPB)'.D10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312">
                <text:p>0.0312</text:p>
              </table:table-cell>
              <table:table-cell office:value-type="float" office:value="0.0312">
                <text:p>0.031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202801">
                <text:p>0.202801</text:p>
              </table:table-cell>
              <table:table-cell office:value-type="float" office:value="0.327602">
                <text:p>0.32760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.121614">
                <text:p>2.121614</text:p>
              </table:table-cell>
              <table:table-cell office:value-type="float" office:value="3.276021">
                <text:p>3.27602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31.2002">
                <text:p>31.200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6cm" svg:y="0.316cm" chart:style-name="ch2">
          <text:p>Performance</text:p>
        </chart:title>
        <chart:subtitle svg:x="3.022cm" svg:y="1.275cm" chart:style-name="ch3">
          <text:p>Boost XML Serializer VS eProsima Dynamic Fast Buffers</text:p>
        </chart:subtitle>
        <chart:legend chart:legend-position="end" svg:x="11.454cm" svg:y="3.926cm" style:legend-expansion="high" chart:style-name="ch4"/>
        <chart:plot-area chart:style-name="ch5" table:cell-range-address="'perf_100_Complex(BOOST)'.B5:'perf_100_Complex(BOOST)'.D10 'perf_100_Complex(BOOST)'.C4:'perf_100_Complex(BOOST)'.C4 'perf_100_Complex(BOOST)'.D3:'perf_100_Complex(BOOST)'.D4" chart:data-source-has-labels="both" svg:x="1.358cm" svg:y="2.318cm" svg:width="9.456cm" svg:height="5.494cm">
          <chartooo:coordinate-region svg:x="2.535cm" svg:y="2.53cm" svg:width="7.444cm" svg:height="4.185cm"/>
          <chart:axis chart:dimension="x" chart:name="primary-x" chart:style-name="ch6" chartooo:axis-type="auto">
            <chartooo:date-scale/>
            <chart:title svg:x="3.687cm" svg:y="7.993cm" chart:style-name="ch7">
              <text:p>Iterations in base 10 pow (10^N)</text:p>
            </chart:title>
            <chart:categories table:cell-range-address="'perf_100_Complex(BOOST)'.B5:'perf_100_Complex(BOOST)'.B10"/>
          </chart:axis>
          <chart:axis chart:dimension="y" chart:name="primary-y" chart:style-name="ch6">
            <chart:title svg:x="0.451cm" svg:y="6.273cm" chart:style-name="ch8">
              <text:p>Time (seconds)</text:p>
            </chart:title>
            <chart:grid chart:style-name="ch9" chart:class="major"/>
          </chart:axis>
          <chart:series chart:style-name="ch10" chart:values-cell-range-address="'perf_100_Complex(BOOST)'.C5:'perf_100_Complex(BOOST)'.C10" chart:label-cell-address="'perf_100_Complex(BOOST)'.C4:'perf_100_Complex(BOOST)'.C4" chart:class="chart:line">
            <chart:data-point chart:repeated="6"/>
          </chart:series>
          <chart:series chart:style-name="ch11" chart:values-cell-range-address="'perf_100_Complex(BOOST)'.D5:'perf_100_Complex(BOOST)'.D10" chart:label-cell-address="'perf_100_Complex(BOOST)'.D3:'perf_100_Complex(BOOST)'.D4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oost XML Serializer</text:p>
                <draw:g>
                  <svg:desc>'perf_100_Complex(BOOST)'.C4:'perf_100_Complex(BOOST)'.C4</svg:desc>
                </draw:g>
              </table:table-cell>
              <table:table-cell office:value-type="string">
                <text:p>DynamicFastBuffers</text:p>
                <text:list>
                  <text:list-item>
                    <text:p/>
                  </text:list-item>
                  <text:list-item>
                    <text:p>DynamicFastBuffers</text:p>
                  </text:list-item>
                </text:list>
                <draw:g>
                  <svg:desc>'perf_100_Complex(BOOST)'.D3:'perf_100_Complex(BOOST)'.D4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'perf_100_Complex(BOOST)'.B5:'perf_100_Complex(BOOST)'.B10</svg:desc>
                </draw:g>
              </table:table-cell>
              <table:table-cell office:value-type="float" office:value="0.546003">
                <text:p>0.546003</text:p>
                <draw:g>
                  <svg:desc>'perf_100_Complex(BOOST)'.C5:'perf_100_Complex(BOOST)'.C10</svg:desc>
                </draw:g>
              </table:table-cell>
              <table:table-cell office:value-type="float" office:value="0">
                <text:p>0</text:p>
                <draw:g>
                  <svg:desc>'perf_100_Complex(BOOST)'.D5:'perf_100_Complex(BOOST)'.D10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5.007632">
                <text:p>5.007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59.615061">
                <text:p>59.615061</text:p>
              </table:table-cell>
              <table:table-cell office:value-type="float" office:value="0.0312">
                <text:p>0.0312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566.583505">
                <text:p>566.583505</text:p>
              </table:table-cell>
              <table:table-cell office:value-type="float" office:value="0.327602">
                <text:p>0.327602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5756.48796">
                <text:p>5756.48796</text:p>
              </table:table-cell>
              <table:table-cell office:value-type="float" office:value="3.276021">
                <text:p>3.276021</text:p>
              </table:table-cell>
            </table:table-row>
            <table:table-row>
              <table:table-cell office:value-type="float" office:value="100000000">
                <text:p>100000000</text:p>
              </table:table-cell>
              <table:table-cell office:value-type="float" office:value="53487.37144">
                <text:p>53487.37144</text:p>
              </table:table-cell>
              <table:table-cell office:value-type="float" office:value="31.2002">
                <text:p>31.200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6cm" svg:y="0.316cm" chart:style-name="ch2">
          <text:p>Performance</text:p>
        </chart:title>
        <chart:subtitle svg:x="3.67cm" svg:y="1.275cm" chart:style-name="ch3">
          <text:p>Apache Thrift VS eProsima Dynamic Fast Buffers</text:p>
        </chart:subtitle>
        <chart:legend chart:legend-position="end" svg:x="11.454cm" svg:y="3.926cm" style:legend-expansion="high" chart:style-name="ch4"/>
        <chart:plot-area chart:style-name="ch5" table:cell-range-address="'perf_100_Complex(THRIFT)'.B5:'perf_100_Complex(THRIFT)'.D10 'perf_100_Complex(THRIFT)'.C4:'perf_100_Complex(THRIFT)'.C4 'perf_100_Complex(THRIFT)'.D3:'perf_100_Complex(THRIFT)'.D4" chart:data-source-has-labels="both" svg:x="1.358cm" svg:y="2.318cm" svg:width="9.456cm" svg:height="5.494cm">
          <chartooo:coordinate-region svg:x="2.165cm" svg:y="2.53cm" svg:width="7.814cm" svg:height="4.185cm"/>
          <chart:axis chart:dimension="x" chart:name="primary-x" chart:style-name="ch6" chartooo:axis-type="auto">
            <chartooo:date-scale/>
            <chart:title svg:x="3.687cm" svg:y="7.993cm" chart:style-name="ch7">
              <text:p>Iterations in base 10 pow (10^N)</text:p>
            </chart:title>
            <chart:categories table:cell-range-address="'perf_100_Complex(THRIFT)'.B5:'perf_100_Complex(THRIFT)'.B10"/>
          </chart:axis>
          <chart:axis chart:dimension="y" chart:name="primary-y" chart:style-name="ch6">
            <chart:title svg:x="0.451cm" svg:y="6.273cm" chart:style-name="ch8">
              <text:p>Time (seconds)</text:p>
            </chart:title>
            <chart:grid chart:style-name="ch9" chart:class="major"/>
          </chart:axis>
          <chart:series chart:style-name="ch10" chart:values-cell-range-address="'perf_100_Complex(THRIFT)'.C5:'perf_100_Complex(THRIFT)'.C10" chart:label-cell-address="'perf_100_Complex(THRIFT)'.C4:'perf_100_Complex(THRIFT)'.C4" chart:class="chart:line">
            <chart:data-point chart:repeated="6"/>
          </chart:series>
          <chart:series chart:style-name="ch11" chart:values-cell-range-address="'perf_100_Complex(THRIFT)'.D5:'perf_100_Complex(THRIFT)'.D10" chart:label-cell-address="'perf_100_Complex(THRIFT)'.D3:'perf_100_Complex(THRIFT)'.D4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ache Thrift</text:p>
                <draw:g>
                  <svg:desc>'perf_100_Complex(THRIFT)'.C4:'perf_100_Complex(THRIFT)'.C4</svg:desc>
                </draw:g>
              </table:table-cell>
              <table:table-cell office:value-type="string">
                <text:p>DynamicFastBuffers</text:p>
                <text:list>
                  <text:list-item>
                    <text:p/>
                  </text:list-item>
                  <text:list-item>
                    <text:p>DynamicFastBuffers</text:p>
                  </text:list-item>
                </text:list>
                <draw:g>
                  <svg:desc>'perf_100_Complex(THRIFT)'.D3:'perf_100_Complex(THRIFT)'.D4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'perf_100_Complex(THRIFT)'.B5:'perf_100_Complex(THRIFT)'.B10</svg:desc>
                </draw:g>
              </table:table-cell>
              <table:table-cell office:value-type="float" office:value="0">
                <text:p>0</text:p>
                <draw:g>
                  <svg:desc>'perf_100_Complex(THRIFT)'.C5:'perf_100_Complex(THRIFT)'.C10</svg:desc>
                </draw:g>
              </table:table-cell>
              <table:table-cell office:value-type="float" office:value="0">
                <text:p>0</text:p>
                <draw:g>
                  <svg:desc>'perf_100_Complex(THRIFT)'.D5:'perf_100_Complex(THRIFT)'.D10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156">
                <text:p>0.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78001">
                <text:p>0.78001</text:p>
              </table:table-cell>
              <table:table-cell office:value-type="float" office:value="0.0312">
                <text:p>0.0312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889206">
                <text:p>0.889206</text:p>
              </table:table-cell>
              <table:table-cell office:value-type="float" office:value="0.327602">
                <text:p>0.327602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9.032458">
                <text:p>9.032458</text:p>
              </table:table-cell>
              <table:table-cell office:value-type="float" office:value="3.276021">
                <text:p>3.276021</text:p>
              </table:table-cell>
            </table:table-row>
            <table:table-row>
              <table:table-cell office:value-type="float" office:value="100000000">
                <text:p>100000000</text:p>
              </table:table-cell>
              <table:table-cell office:value-type="float" office:value="99.4537">
                <text:p>99.4537</text:p>
              </table:table-cell>
              <table:table-cell office:value-type="float" office:value="31.2002">
                <text:p>31.200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6cm" svg:y="0.316cm" chart:style-name="ch2">
          <text:p>Performance</text:p>
        </chart:title>
        <chart:subtitle svg:x="3.67cm" svg:y="1.275cm" chart:style-name="ch3">
          <text:p>Apache Thrift VS eProsima Dynamic Fast Buffers</text:p>
        </chart:subtitle>
        <chart:legend chart:legend-position="end" svg:x="11.454cm" svg:y="3.926cm" style:legend-expansion="high" chart:style-name="ch4"/>
        <chart:plot-area chart:style-name="ch5" table:cell-range-address="'perf_100_Simple(THRIFT)'.B5:'perf_100_Simple(THRIFT)'.D10 'perf_100_Simple(THRIFT)'.C4:'perf_100_Simple(THRIFT)'.C4 'perf_100_Simple(THRIFT)'.D3:'perf_100_Simple(THRIFT)'.D4" chart:data-source-has-labels="both" svg:x="1.358cm" svg:y="2.318cm" svg:width="9.456cm" svg:height="5.494cm">
          <chartooo:coordinate-region svg:x="1.979cm" svg:y="2.53cm" svg:width="8.741cm" svg:height="4.609cm"/>
          <chart:axis chart:dimension="x" chart:name="primary-x" chart:style-name="ch6" chartooo:axis-type="auto">
            <chartooo:date-scale/>
            <chart:title svg:x="3.687cm" svg:y="7.993cm" chart:style-name="ch7">
              <text:p>Iterations in base 10 pow (10^N)</text:p>
            </chart:title>
            <chart:categories table:cell-range-address="'perf_100_Simple(THRIFT)'.B5:'perf_100_Simple(THRIFT)'.B10"/>
          </chart:axis>
          <chart:axis chart:dimension="y" chart:name="primary-y" chart:style-name="ch6">
            <chart:title svg:x="0.451cm" svg:y="6.273cm" chart:style-name="ch8">
              <text:p>Time (seconds)</text:p>
            </chart:title>
            <chart:grid chart:style-name="ch9" chart:class="major"/>
          </chart:axis>
          <chart:series chart:style-name="ch10" chart:values-cell-range-address="'perf_100_Simple(THRIFT)'.C5:'perf_100_Simple(THRIFT)'.C10" chart:label-cell-address="'perf_100_Simple(THRIFT)'.C4:'perf_100_Simple(THRIFT)'.C4" chart:class="chart:line">
            <chart:data-point chart:repeated="6"/>
          </chart:series>
          <chart:series chart:style-name="ch11" chart:values-cell-range-address="'perf_100_Simple(THRIFT)'.D5:'perf_100_Simple(THRIFT)'.D10" chart:label-cell-address="'perf_100_Simple(THRIFT)'.D3:'perf_100_Simple(THRIFT)'.D4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ache Thrift</text:p>
                <draw:g>
                  <svg:desc>'perf_100_Simple(THRIFT)'.C4:'perf_100_Simple(THRIFT)'.C4</svg:desc>
                </draw:g>
              </table:table-cell>
              <table:table-cell office:value-type="string">
                <text:p>DynamicFastBuffers</text:p>
                <text:list>
                  <text:list-item>
                    <text:p/>
                  </text:list-item>
                  <text:list-item>
                    <text:p>DynamicFastBuffers</text:p>
                  </text:list-item>
                </text:list>
                <draw:g>
                  <svg:desc>'perf_100_Simple(THRIFT)'.D3:'perf_100_Simple(THRIFT)'.D4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/>
                <draw:g>
                  <svg:desc>'perf_100_Simple(THRIFT)'.B5:'perf_100_Simple(THRIFT)'.B10</svg:desc>
                </draw:g>
              </table:table-cell>
              <table:table-cell office:value-type="float" office:value="0">
                <text:p>0</text:p>
                <draw:g>
                  <svg:desc>'perf_100_Simple(THRIFT)'.C5:'perf_100_Simple(THRIFT)'.C10</svg:desc>
                </draw:g>
              </table:table-cell>
              <table:table-cell office:value-type="float" office:value="0">
                <text:p>0</text:p>
                <draw:g>
                  <svg:desc>'perf_100_Simple(THRIFT)'.D5:'perf_100_Simple(THRIFT)'.D10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624">
                <text:p>0.0624</text:p>
              </table:table-cell>
              <table:table-cell office:value-type="float" office:value="0.0312">
                <text:p>0.031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546003">
                <text:p>0.546003</text:p>
              </table:table-cell>
              <table:table-cell office:value-type="float" office:value="0.202801">
                <text:p>0.20280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5.472035">
                <text:p>5.472035</text:p>
              </table:table-cell>
              <table:table-cell office:value-type="float" office:value="2.090413">
                <text:p>2.09041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54.787551">
                <text:p>54.787551</text:p>
              </table:table-cell>
              <table:table-cell office:value-type="float" office:value="20.950934">
                <text:p>20.95093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